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0fdd" officeooo:paragraph-rsid="000a0fdd"/>
    </style:style>
    <style:style style:name="P2" style:family="paragraph" style:parent-style-name="Standard">
      <style:text-properties officeooo:rsid="000aa003" officeooo:paragraph-rsid="000aa003"/>
    </style:style>
    <style:style style:name="P3" style:family="paragraph" style:parent-style-name="Standard">
      <style:text-properties officeooo:rsid="000bab45" officeooo:paragraph-rsid="000bab45"/>
    </style:style>
    <style:style style:name="P4" style:family="paragraph" style:parent-style-name="Standard">
      <style:text-properties officeooo:rsid="000c87bf" officeooo:paragraph-rsid="000c87bf"/>
    </style:style>
    <style:style style:name="P5" style:family="paragraph" style:parent-style-name="Standard">
      <style:text-properties officeooo:rsid="000e1837" officeooo:paragraph-rsid="000e1837"/>
    </style:style>
    <style:style style:name="P6" style:family="paragraph" style:parent-style-name="Standard">
      <style:text-properties fo:color="#3b160e" loext:opacity="100%" style:text-underline-style="solid" style:text-underline-width="auto" style:text-underline-color="font-color" officeooo:rsid="000a0fdd" officeooo:paragraph-rsid="000a0fdd"/>
    </style:style>
    <style:style style:name="P7" style:family="paragraph" style:parent-style-name="Standard">
      <style:text-properties fo:font-size="15pt" fo:font-weight="bold" officeooo:rsid="000aa003" officeooo:paragraph-rsid="000aa003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011bbb4" officeooo:paragraph-rsid="0011bbb4" style:font-size-asian="15pt" style:font-weight-asian="bold" style:font-size-complex="15pt" style:font-weight-complex="bold"/>
    </style:style>
    <style:style style:name="P9" style:family="paragraph" style:parent-style-name="Standard">
      <style:text-properties officeooo:rsid="0012dc50" officeooo:paragraph-rsid="0012dc50"/>
    </style:style>
    <style:style style:name="T1" style:family="text">
      <style:text-properties officeooo:rsid="000c87bf"/>
    </style:style>
    <style:style style:name="T2" style:family="text">
      <style:text-properties officeooo:rsid="000e1837"/>
    </style:style>
    <style:style style:name="T3" style:family="text">
      <style:text-properties officeooo:rsid="001017a2"/>
    </style:style>
    <style:style style:name="T4" style:family="text">
      <style:text-properties officeooo:rsid="0012a5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aily Tracker</text:p>
      <text:p text:style-name="P1"/>
      <text:p text:style-name="P1">Date: 12 May 2025</text:p>
      <text:p text:style-name="P1"/>
      <text:p text:style-name="P7">Overview:</text:p>
      <text:p text:style-name="P3">IGNOU which stands for Indira Gandhi National Central University, is a national centre for open and distance learning. Located in the capital city of the <text:span text:style-name="T1">country that is Delhi. It is found to serve Indian population by means of distance and open education by providing quality higher education opportunities to all segments of the society.</text:span></text:p>
      <text:p text:style-name="P3"/>
      <text:p text:style-name="P8">Problem:</text:p>
      <text:p text:style-name="P4">If we consider the current situation of the IGNOU section in the college.The students submit their assignments twice in an academic year, the records of which are kept manually . This process of storing data manually by humans is a cumbersome process and <text:span text:style-name="T2">is prone to errors. Likewise, there is a problem of searching and sorting as </text:span><text:span text:style-name="T4">two</text:span><text:span text:style-name="T2"> person</text:span><text:span text:style-name="T4">s</text:span><text:span text:style-name="T2"> can have same name and if we need to search, then the whole pile will be have to searched and this becomes a tedious job.</text:span></text:p>
      <text:p text:style-name="P4"/>
      <text:p text:style-name="P5">So, there is a need to solve this problem of manually storing the data. In order to make things simple and easy to access we can automate the data entry system.</text:p>
      <text:p text:style-name="P5">At present the system is not logical and is voluminous as many ledgers and books will be piling up. So we have to come up with a system that can <text:span text:style-name="T3">make</text:span> this data storage sy<text:span text:style-name="T3">st</text:span>em and easy to access, <text:span text:style-name="T3">print, edit</text:span> and display. <text:s/></text:p>
      <text:p text:style-name="P2"/>
      <text:p text:style-name="P9">Done by,</text:p>
      <text:p text:style-name="P9">Saisha Prabhu</text:p>
      <text:p text:style-name="P9">Olivia Fernand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2T10:12:50.242342191</meta:creation-date>
    <dc:date>2025-05-12T11:23:20.800349199</dc:date>
    <meta:editing-duration>PT19M57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227" meta:character-count="1269" meta:non-whitespace-character-count="1051"/>
  </office:meta>
</office:document-meta>
</file>